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verdana" svg:font-family="verdana, geneva"/>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9ff433" officeooo:paragraph-rsid="009ff433"/>
    </style:style>
    <style:style style:name="P2" style:family="paragraph" style:parent-style-name="Text_20_body">
      <style:text-properties officeooo:rsid="00a568cd" officeooo:paragraph-rsid="00a568c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rsid="005dca5f" officeooo:paragraph-rsid="0093e0d2" style:font-weight-asian="bold" style:font-weight-complex="bold"/>
    </style:style>
    <style:style style:name="P5" style:family="paragraph" style:parent-style-name="Text_20_body">
      <style:text-properties officeooo:paragraph-rsid="00b82b39"/>
    </style:style>
    <style:style style:name="P6" style:family="paragraph" style:parent-style-name="Text_20_body">
      <style:text-properties officeooo:rsid="00beaa0b" officeooo:paragraph-rsid="00beaa0b"/>
    </style:style>
    <style:style style:name="P7" style:family="paragraph" style:parent-style-name="Standard">
      <style:text-properties officeooo:rsid="00bf70d9" officeooo:paragraph-rsid="00a15635"/>
    </style:style>
    <style:style style:name="P8" style:family="paragraph" style:parent-style-name="Standard">
      <style:text-properties officeooo:rsid="009a65b7" officeooo:paragraph-rsid="00a15635"/>
    </style:style>
    <style:style style:name="P9" style:family="paragraph" style:parent-style-name="Text_20_body">
      <style:text-properties officeooo:rsid="00b82b39" officeooo:paragraph-rsid="00d6f2ab"/>
    </style:style>
    <style:style style:name="P10" style:family="paragraph" style:parent-style-name="Text_20_body">
      <style:text-properties officeooo:rsid="00d6f2ab" officeooo:paragraph-rsid="00d6f2ab"/>
    </style:style>
    <style:style style:name="P11" style:family="paragraph" style:parent-style-name="Text_20_body">
      <style:text-properties officeooo:rsid="00d6f2ab" officeooo:paragraph-rsid="00dc99c2"/>
    </style:style>
    <style:style style:name="P12" style:family="paragraph" style:parent-style-name="Text_20_body">
      <style:text-properties officeooo:paragraph-rsid="00d7297a"/>
    </style:style>
    <style:style style:name="P13" style:family="paragraph" style:parent-style-name="Text_20_body">
      <style:text-properties officeooo:rsid="00d7297a" officeooo:paragraph-rsid="00d8b824"/>
    </style:style>
    <style:style style:name="P14" style:family="paragraph" style:parent-style-name="Text_20_body">
      <style:text-properties officeooo:rsid="00d1379e" officeooo:paragraph-rsid="00d8b824"/>
    </style:style>
    <style:style style:name="P15" style:family="paragraph" style:parent-style-name="Text_20_body">
      <style:text-properties officeooo:rsid="00d8b824" officeooo:paragraph-rsid="00d8b824"/>
    </style:style>
    <style:style style:name="P16" style:family="paragraph" style:parent-style-name="Text_20_body">
      <style:text-properties officeooo:rsid="009a65b7" officeooo:paragraph-rsid="00a3ec07"/>
    </style:style>
    <style:style style:name="P17" style:family="paragraph" style:parent-style-name="Text_20_body">
      <style:text-properties officeooo:rsid="00d127e8" officeooo:paragraph-rsid="00d8b824"/>
    </style:style>
    <style:style style:name="P18" style:family="paragraph" style:parent-style-name="Text_20_body">
      <style:text-properties fo:font-weight="bold" officeooo:rsid="00d127e8" officeooo:paragraph-rsid="00d8b824" style:font-weight-asian="bold" style:font-weight-complex="bold"/>
    </style:style>
    <style:style style:name="P19" style:family="paragraph" style:parent-style-name="Text_20_body">
      <style:text-properties fo:font-weight="bold" officeooo:rsid="005dca5f" officeooo:paragraph-rsid="0093e0d2" style:font-weight-asian="bold" style:font-weight-complex="bold"/>
    </style:style>
    <style:style style:name="P20" style:family="paragraph" style:parent-style-name="Text_20_body">
      <style:text-properties officeooo:paragraph-rsid="00d8b824"/>
    </style:style>
    <style:style style:name="P21" style:family="paragraph" style:parent-style-name="Text_20_body">
      <style:text-properties officeooo:paragraph-rsid="00d6ee62"/>
    </style:style>
    <style:style style:name="P22" style:family="paragraph" style:parent-style-name="Text_20_body">
      <style:text-properties officeooo:rsid="00d906ea" officeooo:paragraph-rsid="00d906ea"/>
    </style:style>
    <style:style style:name="P23" style:family="paragraph" style:parent-style-name="Text_20_body">
      <style:text-properties officeooo:rsid="00d906ea" officeooo:paragraph-rsid="00ddf7ad"/>
    </style:style>
    <style:style style:name="P24" style:family="paragraph" style:parent-style-name="Text_20_body">
      <style:text-properties officeooo:paragraph-rsid="00da80ff"/>
    </style:style>
    <style:style style:name="P25" style:family="paragraph" style:parent-style-name="Text_20_body">
      <style:text-properties officeooo:rsid="009ff433" officeooo:paragraph-rsid="00da80ff"/>
    </style:style>
    <style:style style:name="P26" style:family="paragraph" style:parent-style-name="Text_20_body">
      <style:text-properties officeooo:rsid="00da80ff" officeooo:paragraph-rsid="00da80ff"/>
    </style:style>
    <style:style style:name="P27" style:family="paragraph" style:parent-style-name="Text_20_body">
      <style:text-properties officeooo:rsid="00dc99c2" officeooo:paragraph-rsid="00dc99c2"/>
    </style:style>
    <style:style style:name="P28" style:family="paragraph" style:parent-style-name="Text_20_body">
      <style:text-properties officeooo:paragraph-rsid="0090f018"/>
    </style:style>
    <style:style style:name="P29" style:family="paragraph" style:parent-style-name="Text_20_body">
      <style:text-properties fo:font-weight="normal" officeooo:rsid="00ddf7ad" officeooo:paragraph-rsid="00e03a2b" style:font-weight-asian="normal" style:font-weight-complex="normal"/>
    </style:style>
    <style:style style:name="P30" style:family="paragraph" style:parent-style-name="Text_20_body">
      <style:text-properties fo:font-weight="normal" officeooo:rsid="00deb34b" officeooo:paragraph-rsid="00e03a2b" style:font-weight-asian="normal" style:font-weight-complex="normal"/>
    </style:style>
    <style:style style:name="P31" style:family="paragraph" style:parent-style-name="Text_20_body">
      <style:text-properties officeooo:paragraph-rsid="00e03a2b"/>
    </style:style>
    <style:style style:name="P32" style:family="paragraph" style:parent-style-name="Text_20_body">
      <style:text-properties officeooo:paragraph-rsid="00e2820e"/>
    </style:style>
    <style:style style:name="T1" style:family="text">
      <style:text-properties fo:font-weight="bold" style:font-weight-asian="bold" style:font-weight-complex="bold"/>
    </style:style>
    <style:style style:name="T2" style:family="text">
      <style:text-properties fo:font-weight="bold" officeooo:rsid="005ee121" style:font-weight-asian="bold" style:font-weight-complex="bold"/>
    </style:style>
    <style:style style:name="T3" style:family="text">
      <style:text-properties fo:font-weight="bold" officeooo:rsid="008be1ea" style:font-weight-asian="bold" style:font-weight-complex="bold"/>
    </style:style>
    <style:style style:name="T4" style:family="text">
      <style:text-properties fo:font-weight="bold" officeooo:rsid="0029c951" style:font-weight-asian="bold" style:font-weight-complex="bold"/>
    </style:style>
    <style:style style:name="T5" style:family="text">
      <style:text-properties fo:font-weight="bold" officeooo:rsid="00a9a07f" style:font-weight-asian="bold" style:font-weight-complex="bold"/>
    </style:style>
    <style:style style:name="T6" style:family="text">
      <style:text-properties fo:font-weight="bold" officeooo:rsid="00c08396" style:font-weight-asian="bold" style:font-weight-complex="bold"/>
    </style:style>
    <style:style style:name="T7" style:family="text">
      <style:text-properties fo:font-weight="bold" officeooo:rsid="00c1c7d4" style:font-weight-asian="bold" style:font-weight-complex="bold"/>
    </style:style>
    <style:style style:name="T8" style:family="text">
      <style:text-properties fo:font-weight="bold" officeooo:rsid="00cc4af1" style:font-weight-asian="bold" style:font-weight-complex="bold"/>
    </style:style>
    <style:style style:name="T9" style:family="text">
      <style:text-properties fo:font-weight="bold" officeooo:rsid="00d3b613" style:font-weight-asian="bold" style:font-weight-complex="bold"/>
    </style:style>
    <style:style style:name="T10" style:family="text">
      <style:text-properties fo:font-weight="bold" officeooo:rsid="00d8b824" style:font-weight-asian="bold" style:font-weight-complex="bold"/>
    </style:style>
    <style:style style:name="T11" style:family="text">
      <style:text-properties fo:font-weight="bold" officeooo:rsid="00dc99c2" style:font-weight-asian="bold" style:font-weight-complex="bold"/>
    </style:style>
    <style:style style:name="T12" style:family="text">
      <style:text-properties fo:font-weight="bold" officeooo:rsid="00e03a2b" style:font-weight-asian="bold" style:font-weight-complex="bold"/>
    </style:style>
    <style:style style:name="T13" style:family="text">
      <style:text-properties fo:font-weight="bold" officeooo:rsid="00d906ea" style:font-weight-asian="bold" style:font-weight-complex="bold"/>
    </style:style>
    <style:style style:name="T14" style:family="text">
      <style:text-properties fo:font-weight="bold" officeooo:rsid="00e215af" style:font-weight-asian="bold" style:font-weight-complex="bold"/>
    </style:style>
    <style:style style:name="T15" style:family="text">
      <style:text-properties fo:font-weight="bold" officeooo:rsid="00e2820e" style:font-weight-asian="bold" style:font-weight-complex="bold"/>
    </style:style>
    <style:style style:name="T16" style:family="text">
      <style:text-properties officeooo:rsid="005ee121"/>
    </style:style>
    <style:style style:name="T17" style:family="text">
      <style:text-properties officeooo:rsid="008be1ea"/>
    </style:style>
    <style:style style:name="T18" style:family="text">
      <style:text-properties officeooo:rsid="009dfa9b"/>
    </style:style>
    <style:style style:name="T19" style:family="text">
      <style:text-properties style:text-position="super 58%" officeooo:rsid="00d3b613"/>
    </style:style>
    <style:style style:name="T20" style:family="text">
      <style:text-properties officeooo:rsid="0090f018"/>
    </style:style>
    <style:style style:name="T21" style:family="text">
      <style:text-properties fo:font-weight="normal" officeooo:rsid="0090f018" style:font-weight-asian="normal" style:font-weight-complex="normal"/>
    </style:style>
    <style:style style:name="T22" style:family="text">
      <style:text-properties fo:font-weight="normal" officeooo:rsid="0082d22b" style:font-weight-asian="normal" style:font-weight-complex="normal"/>
    </style:style>
    <style:style style:name="T23" style:family="text">
      <style:text-properties fo:font-weight="normal" officeooo:rsid="00ab2c09" style:font-weight-asian="normal" style:font-weight-complex="normal"/>
    </style:style>
    <style:style style:name="T24" style:family="text">
      <style:text-properties fo:font-weight="normal" officeooo:rsid="00da80ff" style:font-weight-asian="normal" style:font-weight-complex="normal"/>
    </style:style>
    <style:style style:name="T25" style:family="text">
      <style:text-properties fo:font-weight="normal" officeooo:rsid="00dbc63d" style:font-weight-asian="normal" style:font-weight-complex="normal"/>
    </style:style>
    <style:style style:name="T26" style:family="text">
      <style:text-properties fo:font-weight="normal" officeooo:rsid="00ddf7ad" style:font-weight-asian="normal" style:font-weight-complex="normal"/>
    </style:style>
    <style:style style:name="T27" style:family="text">
      <style:text-properties fo:font-weight="normal" officeooo:rsid="00deb34b" style:font-weight-asian="normal" style:font-weight-complex="normal"/>
    </style:style>
    <style:style style:name="T28" style:family="text">
      <style:text-properties fo:font-weight="normal" officeooo:rsid="00e03a2b" style:font-weight-asian="normal" style:font-weight-complex="normal"/>
    </style:style>
    <style:style style:name="T29" style:family="text">
      <style:text-properties fo:font-weight="normal" officeooo:rsid="00e2820e" style:font-weight-asian="normal" style:font-weight-complex="normal"/>
    </style:style>
    <style:style style:name="T30" style:family="text">
      <style:text-properties officeooo:rsid="00c1c7d4"/>
    </style:style>
    <style:style style:name="T31" style:family="text">
      <style:text-properties officeooo:rsid="00cc4af1"/>
    </style:style>
    <style:style style:name="T32" style:family="text">
      <style:text-properties officeooo:rsid="00d1379e"/>
    </style:style>
    <style:style style:name="T33" style:family="text">
      <style:text-properties officeooo:rsid="00d3b613"/>
    </style:style>
    <style:style style:name="T34" style:family="text">
      <style:text-properties officeooo:rsid="00d5cad5"/>
    </style:style>
    <style:style style:name="T35" style:family="text">
      <style:text-properties officeooo:rsid="00d6f2ab"/>
    </style:style>
    <style:style style:name="T36" style:family="text">
      <style:text-properties officeooo:rsid="00d7297a"/>
    </style:style>
    <style:style style:name="T37" style:family="text">
      <style:text-properties officeooo:rsid="00d8b824"/>
    </style:style>
    <style:style style:name="T38" style:family="text">
      <style:text-properties officeooo:rsid="00d906ea"/>
    </style:style>
    <style:style style:name="T39" style:family="text">
      <style:text-properties officeooo:rsid="00da80ff"/>
    </style:style>
    <style:style style:name="T40" style:family="text">
      <style:text-properties officeooo:rsid="0082d22b"/>
    </style:style>
    <style:style style:name="T41" style:family="text">
      <style:text-properties officeooo:rsid="00dbc63d"/>
    </style:style>
    <style:style style:name="T42" style:family="text">
      <style:text-properties officeooo:rsid="00dc99c2"/>
    </style:style>
    <style:style style:name="T43" style:family="text">
      <style:text-properties officeooo:rsid="00ddf7ad"/>
    </style:style>
    <style:style style:name="T44" style:family="text">
      <style:text-properties officeooo:rsid="00deb34b"/>
    </style:style>
    <style:style style:name="T45" style:family="text">
      <style:text-properties officeooo:rsid="00e03a2b"/>
    </style:style>
    <style:style style:name="T46" style:family="text">
      <style:text-properties officeooo:rsid="00e282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CB IT Stuff recording <text:span text:style-name="T35">8 April</text:span> 201<text:span text:style-name="T18">5</text:span> transmission <text:span text:style-name="T35">9 April</text:span> 201<text:span text:style-name="T18">5</text:span></text:p>
      <text:p text:style-name="P5"><text:span text:style-name="T4">[0] </text:span><text:span text:style-name="T1">Introduction</text:span></text:p>
      <text:p text:style-name="P9"><text:span text:style-name="T35">Welcome to IT Stuff for April 2015</text:span>! <text:span text:style-name="T32">With me are Kriss and Shi. But sadly not our copresenter Dick, who’s off poorly. Awww! Like those heroes of Riot Grrl back in the nineties, we are Dickless. And just like them we’ve got less than half an hour of material. What’s in the show this month? There will be FAIL and Plugs. And what’s not in the show? No politics, and no Periscope.</text:span></text:p>
      <text:p text:style-name="P11"><text:span text:style-name="T12">[2 Min]</text:span><text:span text:style-name="T45"> </text:span>No <text:span text:style-name="T36">P</text:span>eriscope. Why not? <text:span text:style-name="T36">What is it? </text:span></text:p>
      <text:p text:style-name="P11">Well it sounds faintly amusing but not a big game changer. <text:span text:style-name="T36">Why is it suddenly everywhere on the mainstream media? Marketing?</text:span></text:p>
      <text:p text:style-name="P10"><text:span text:style-name="T12">[4 Min]</text:span><text:span text:style-name="T45"> </text:span>No politics. Why not? Well, <text:span text:style-name="T36">Ofcom says</text:span> we have to be impartial. As now, this show is on lockdown! No political derp can get in, and no inconvenient facts can get out. But we can observe this, debate about technology issues seems to be completely absent. <text:span text:style-name="T36">On the rare occasions that the parties mention tech, there’s no scepticism or disagreement. I wonder if this more the fault of the public and media than the politicians? What do you think?</text:span></text:p>
      <text:p text:style-name="P27">Is it because the tech community really doesn’t want to reach out to these idiots?</text:p>
      <text:p text:style-name="P32"><text:span text:style-name="T14">[7 Min]</text:span><text:span text:style-name="T29"> Let’s move on. There’s been a small kerfuffle in the world of Raspberry Pi. The Foundation operates an official Raspberry Pi App Store, but they’ve just suddenly pulled all paid-for apps from the store. There’s now only 117 left. The reason they gave is that it’s to do with new VAT rules <text:s/>“which cause massive problems for small businesses” that the store doesn’t comply with. They say “We are hopeful that we'll be able to sort this out at some point, but we're not sure how long it will take and don't want you developers to be hounded by customers unable to purchase things” but that’s just dumping the problem onto the other small businesses who have had their means of making a living terminated at a stroke.</text:span></text:p>
      <text:p text:style-name="P12"><text:span text:style-name="T2">[</text:span><text:span text:style-name="T15">10</text:span><text:span text:style-name="T2"> Min]</text:span><text:span text:style-name="T16"> So that’s enough of that. Coming up before the end of the show, it’s Shi and Kriss’s Blogtime as we plug local events. But first it’s time for the IT Stuff Award of the Month Awards!</text:span></text:p>
      <text:p text:style-name="P31"><text:span text:style-name="T26">Privacy fail of the month! Salman Rushdie - is he still a thing? - joined Goodreads and </text:span><text:span text:style-name="T27">amus</text:span><text:span text:style-name="T28">ed</text:span><text:span text:style-name="T27"> himself</text:span><text:span text:style-name="T26"> star-rating a load of </text:span><text:span text:style-name="T27">other peoples’ </text:span><text:span text:style-name="T26">books ... until he realised everybody could see </text:span><text:span text:style-name="T27">the</text:span><text:span text:style-name="T26"> ratings </text:span><text:span text:style-name="T27">he’d been dishing out</text:span><text:span text:style-name="T26">. Great Gatsby, five stars out of five. </text:span>To Kill a Mocking Bird, three <text:span text:style-name="T44">out of five. Lucky Jim, only one star! </text:span><text:span text:style-name="T26">He </text:span><text:span text:style-name="T27">said</text:span><text:span text:style-name="T26"> “I was just fooling around”.</text:span></text:p>
      <text:p text:style-name="P29"><text:span text:style-name="T17">C</text:span>rypto fail of the month! an app called NQ Vault with ten million downloads on Google Play only encrypts the first 128 bytes of your file with a trivially crackable code, and leaves the rest completely unencrypted.</text:p>
      <text:p text:style-name="P31"><text:span text:style-name="T27">Cyber Terrorists of the Month! and Britain reeled as the</text:span> Moroccan Islamic Union-Mail <text:span text:style-name="T44">struck at the official UK Air Quality Monitoring website, replacing the front page with a portrait of Saddam Hussein! It was like that for at least nineteen minutes!</text:span></text:p>
      <text:p text:style-name="P30">Downtime of the month, the BBC, Virgin, <text:span text:style-name="T45">the Halifax, </text:span>Argos, and oh yeah, Google let the certificate for Gmail expire.</text:p>
      <text:p text:style-name="P30">Hack of the month, a prisoner in Wandsworth sprung himself by forging an email ordering his release.</text:p>
      <text:p text:style-name="P31"><text:span text:style-name="T28">Lusers of the month are </text:span>German basketball team <text:span text:style-name="T45">the </text:span>Paderborn Baskets. <text:span text:style-name="T45">They’ve got a fancy scoreboard that’s run off a lappie. Unfortunately, when they turned it on, it started doing the Windows Update thing, and that delayed the start of the match against </text:span>Chemnitz <text:span text:style-name="T45">Niners for 25 minutes. That’s ten minutes more than the league rules allow, so Paderborn were docked a point... which got them relegated.</text:span><text:span text:style-name="T26"> </text:span><text:span text:style-name="T28">Due to Windows Update.</text:span></text:p>
      <text:p text:style-name="P31"><text:span text:style-name="T28"/></text:p>
      <text:p text:style-name="P28"><text:soft-page-break/><text:span text:style-name="T3">[1</text:span><text:span text:style-name="T12">4</text:span><text:span text:style-name="T3"> Min]</text:span><text:span text:style-name="T17"> This is BCB Radio 106.6 FM, you’re listening to IT Stuff. <text:s/>Coming up, it’s time to plug plug plug! And we’ve got more plugs than a GCHQ patch panel. This part of the show is basically Shi and Kriss’s blog.</text:span></text:p>
      <text:p text:style-name="P22">Let’s start with <text:span text:style-name="T1">Swanky Paint</text:span>. <text:span text:style-name="T43">It’s a paint app, and it’s really good fun. Last month it was on version alpha plus 8a. </text:span>What is it now? There’s been lots of really great arty stuff on your twitters.</text:p>
      <text:p text:style-name="P23">Also Shi I can’t help noticing that you’ve been back on the <text:span text:style-name="T1">Art Crawl</text:span> this last few days. This started as a Leeds thing, <text:span text:style-name="T43">you invented it as part of Leeds Data Mill. </text:span>Would you like to explain about Art Crawl?</text:p>
      <text:p text:style-name="P23">That’s at artcrawl.club by the way. Tell us about the green bunny! <text:span text:style-name="T43">B</text:span>ut you’ve also been tagging street art in Bradford. <text:span text:style-name="T43">What caught your eye?</text:span></text:p>
      <text:p text:style-name="P24"><text:span text:style-name="T38">Ok! Moving on, let’s remind everyone about Bradford </text:span><text:span text:style-name="T13">Coderdojo</text:span><text:span text:style-name="T38">. This is a parents and kids and coding thing. “</text:span>young people between 5 and 17 learn how to code, develop websites, apps, programs, games and more. Dojos are set up, run by and taught at by volunteers. In addition to learning to code, members meet like minded people, show off what they’ve been working on and so on. CoderDojo makes development and learning to code a fun, sociable experience”</text:p>
      <text:p text:style-name="P24"><text:span text:style-name="T34">Shi, Kriss, what went on at the last one?</text:span></text:p>
      <text:p text:style-name="P6">The next one will be on <text:span text:style-name="T39">18 th April from 9-30 to 12-30 </text:span><text:span text:style-name="Strong_20_Emphasis"><text:span text:style-name="T21">at the Innovation Centre Bradford,</text:span></text:span><text:span text:style-name="Strong_20_Emphasis"><text:span text:style-name="T22"> Peckover St in Little Germany</text:span></text:span><text:span text:style-name="Strong_20_Emphasis"><text:span text:style-name="T23">. Register at</text:span></text:span><text:span text:style-name="Strong_20_Emphasis"><text:span text:style-name="T22"> www.ticbradford.com/coderdojo </text:span></text:span><text:span text:style-name="Strong_20_Emphasis"><text:span text:style-name="T21">or you can email Paul Scott at </text:span></text:span><text:bookmark text:name="cloak641"/><text:a xlink:type="simple" xlink:href="mailto:bradford.uk@coderdojo.com" text:style-name="Internet_20_link" text:visited-style-name="Visited_20_Internet_20_Link"><text:span text:style-name="T20">bradford.uk@coderdojo.com</text:span></text:a></text:p>
      <text:p text:style-name="P24"><text:span text:style-name="T30">And there's also </text:span><text:span text:style-name="T7">Badonkadonk</text:span><text:span text:style-name="T30">, the Bradford games makers meetup every 2nd Wednesday of the month, 7pm-9pm at the Titus Salt Wetherspoons behind the Alhambra, which means that the second one will have been and gone before this show gets transmitted. Come and meet Kriss and Shi... on 13 th May next month! Hashtag </text:span>BDdonk. <text:span text:style-name="T30">Protip - do not look up badonkadonk in Urban Dictionary.</text:span></text:p>
      <text:p text:style-name="P21"><text:span text:style-name="T33">Also in the world of gaming there is </text:span><text:span text:style-name="T9">GAMAYO #8</text:span><text:span text:style-name="T33">, Games Makers Yorkshire which will take place in Leeds on Thursday April 30</text:span><text:span text:style-name="T19">th</text:span><text:span text:style-name="T33">. You still have time to register. Have a look at ga-ma-yo-8.eventbrite.co.uk and get yourself down there for good times with the games makers of Yorkshire (guaranteed to be a lot more fun than the Leeds Ruby on Rails meetup). They have a special guest! someone called </text:span>Kevin Strange <text:span text:style-name="T38">from</text:span> AMD Developer Relations, <text:span text:style-name="T39">who may or may not be strange in a nominatively deterministic sort of way.</text:span></text:p>
      <text:p text:style-name="P26">Recapping those plugs:</text:p>
      <text:p text:style-name="P26">Swanky Paint <text:span text:style-name="T41">go to youtube, search for swanky paint and watch a demo</text:span></text:p>
      <text:p text:style-name="P25"><text:span text:style-name="Strong_20_Emphasis"><text:span text:style-name="T24">Art Crawl </text:span></text:span><text:span text:style-name="Strong_20_Emphasis"><text:span text:style-name="T25">artcrawl.club</text:span></text:span></text:p>
      <text:p text:style-name="P1"><text:span text:style-name="Strong_20_Emphasis"><text:span text:style-name="T22">Coder Doj</text:span></text:span><text:span text:style-name="Strong_20_Emphasis"><text:span text:style-name="T24">o</text:span></text:span><text:span text:style-name="Strong_20_Emphasis"><text:span text:style-name="T22"> www.ticbradford.com/coderdojo</text:span></text:span></text:p>
      <text:p text:style-name="P2">Badonkadonk xixs.com/badonkadonk</text:p>
      <text:p text:style-name="P7">GAMAYO #8 <text:span text:style-name="T31">ga-ma-yo-8.eventbrite.co.uk</text:span></text:p>
      <text:p text:style-name="P8"><text:span text:style-name="T8"/></text:p>
      <text:p text:style-name="P17"><text:span text:style-name="T11">[24 Min]</text:span><text:span text:style-name="T42"> And so, as the buffering video of fate meets the this content is not working please try later of destiny, we’ve just got time for</text:span> Anniversary Corner!</text:p>
      <text:p text:style-name="P18">[<text:span text:style-name="T32">anniversary.wav]</text:span></text:p>
      <text:p text:style-name="P14">Celebrating this month - <text:span text:style-name="T36">Git is ten years old, and Microsoft is forty years old!</text:span></text:p>
      <text:p text:style-name="P13">One for the hardcore geeks, Git is the only source <text:span text:style-name="T46">code </text:span>control system that it’s cool to love. <text:span text:style-name="T42">It didn’t invent collaborative coding but gave it a Mario power up. Ten years on, and Github has become such a phenomenon that last week it was under cyber attack from China for hosting a couple of projects that help Chinese users evade censorship.</text:span></text:p>
      <text:p text:style-name="P20"><text:soft-page-break/><text:span text:style-name="T39">Turning to Microsoft, it’s worth reminding everybody of two famous photos from the early days. There’s the famous portrait of the entire company when it was just eleven hairy weirdos, with the caption “Would you have invested? Microsoft Corporation 1978” <text:s/>And there’s the slightly less famous police mugshot of young Bill Gates from a traffic violation in </text:span>Albuquerque <text:span text:style-name="T37">in 1977. He’s modelling a floral shirt and tank top, and a sign with a reference number hung round his neck, and he’s actually grinning as if they just offered him a jelly baby.</text:span></text:p>
      <text:p text:style-name="P15">So in honour of Microsoft’s anniversary we leave you with Share and Enjoy, from the Hitch Hiker’s Guide to the Galaxy. And after that, it’s MS Employee no. 30, Steve Ballmer. Goodbye!</text:p>
      <text:p text:style-name="P16"><text:span text:style-name="T1">[2</text:span><text:span text:style-name="T10">6</text:span><text:span text:style-name="T1"> Min]</text:span><text:span text:style-name="T5"> </text:span><text:span text:style-name="T10">April</text:span><text:span text:style-name="T6">Music.wav </text:span><text:span text:style-name="T8">()</text:span></text:p>
      <text:p text:style-name="P4">[29 Min 52 Sec] En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verdana" svg:font-family="verdana, geneva"/>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04-08T13:56:42.406664842</dc:date>
    <meta:editing-duration>PT2H59M10S</meta:editing-duration>
    <meta:editing-cycles>31</meta:editing-cycles>
    <meta:generator>LibreOffice/4.4.1.2$Linux_X86_64 LibreOffice_project/40m0$Build-2</meta:generator>
    <meta:document-statistic meta:table-count="0" meta:image-count="0" meta:object-count="0" meta:page-count="3" meta:paragraph-count="38" meta:word-count="1319" meta:character-count="7490" meta:non-whitespace-character-count="6205"/>
  </office:meta>
</office:document-meta>
</file>